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Verdana1" svg:font-family="Verdana" style:font-family-generic="swiss"/>
    <style:font-face style:name="Courier" svg:font-family="Courier" style:font-family-generic="modern" style:font-pitch="fixed"/>
    <style:font-face style:name="CourierNewPSMT" svg:font-family="CourierNewPSMT" style:font-family-generic="modern" style:font-pitch="fixed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Verdana1" fo:font-size="12pt" fo:font-style="normal" fo:font-weight="bold" style:font-name-asian="Verdana1" style:font-size-asian="12pt" style:font-style-asian="normal" style:font-weight-asian="bold" style:font-name-complex="Verdana1" style:font-size-complex="12pt" style:font-style-complex="normal" style:font-weight-complex="bold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Verdana1" fo:font-size="12pt" fo:font-style="normal" fo:font-weight="normal" style:font-name-asian="Verdana1" style:font-size-asian="12pt" style:font-style-asian="normal" style:font-weight-asian="normal" style:font-name-complex="Verdana1" style:font-size-complex="12pt" style:font-style-complex="normal" style:font-weight-complex="normal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Courier" fo:font-size="12pt" fo:font-style="normal" fo:font-weight="normal" style:font-name-asian="CourierNewPSMT" style:font-size-asian="12pt" style:font-style-asian="normal" style:font-weight-asian="normal" style:font-name-complex="CourierNewPSMT" style:font-size-complex="12pt" style:font-style-complex="normal" style:font-weight-complex="normal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Courier" fo:font-size="12pt" fo:font-style="normal" fo:font-weight="normal" style:font-name-asian="Verdana1" style:font-size-asian="12pt" style:font-style-asian="normal" style:font-weight-asian="normal" style:font-name-complex="Verdana1" style:font-size-complex="12pt" style:font-style-complex="normal" style:font-weight-complex="normal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Courier" fo:font-size="12pt" fo:font-style="normal" fo:font-weight="normal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T1" style:family="text">
      <style:text-properties style:use-window-font-color="true" style:font-name="Verdana1" fo:font-size="12pt" fo:font-style="normal" fo:font-weight="normal" style:font-name-asian="Verdana1" style:font-size-asian="12pt" style:font-style-asian="normal" style:font-weight-asian="normal" style:font-name-complex="Verdana1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tatus Update</text:p>
      <text:p text:style-name="P2"/>
      <text:h text:style-name="Heading_20_1" text:outline-level="1">Development Status (Immature!)</text:h>
      <text:p text:style-name="P3"/>
      <text:p text:style-name="P3">  * Runs on 64 &amp; 32 bit machines, all 3 engines</text:p>
      <text:p text:style-name="P3">  * Common-syntax to Ginger XML front end</text:p>
      <text:p text:style-name="P3">  * Basic function definitions &amp; 1st class functions</text:p>
      <text:p text:style-name="P3">  * Conditions and short-circuit operators</text:p>
      <text:p text:style-name="P3">  * Basic for loops</text:p>
      <text:p text:style-name="P3">  * Relational operators for small integers</text:p>
      <text:p text:style-name="P3">  * Small integer arithmetic (only)</text:p>
      <text:p text:style-name="P3">  * Primitive values (booleans, absent, Unicode characters)</text:p>
      <text:p text:style-name="P3">  * Strings (8-bit only)</text:p>
      <text:p text:style-name="P3">  * Lists and vectors</text:p>
      <text:p text:style-name="P3">  * No classes</text:p>
      <text:p text:style-name="P3">  * No garbage collector</text:p>
      <text:p text:style-name="P3">  * No packages</text:p>
      <text:p text:style-name="P3">  * No full lexical binding</text:p>
      <text:p text:style-name="P3"/>
      <text:h text:style-name="Heading_20_1" text:outline-level="1">Recent News</text:h>
      <text:p text:style-name="P3"/>
      <text:p text:style-name="P3">The main changes over the past week have been the addition of lists and vectors, adding the framework for functional tests, basic for loops and a nice feature for showing the VM code for a function. The implementation of lists and vectors got refactored this weekend so that the C++ code is automagically generated (using Java).</text:p>
      <text:p text:style-name="P3"/>
      <text:p text:style-name="P3">The system is now robust enough to compile and execute naïve reverse. Here's the code in the Common syntax. The "." and "@" operator just turn the next word into an infix operator.</text:p>
      <text:p text:style-name="P3"/>
      <text:p text:style-name="P4">    define append( x, y ) =&gt;</text:p>
      <text:p text:style-name="P4">        if x.isPair then</text:p>
      <text:p text:style-name="P4">            x.head @newPair append( x.tail, y )</text:p>
      <text:p text:style-name="P4">        else</text:p>
      <text:p text:style-name="P4">            y</text:p>
      <text:p text:style-name="P4">        endif</text:p>
      <text:p text:style-name="P4">    enddefine;</text:p>
      <text:p text:style-name="P4">    </text:p>
      <text:p text:style-name="P4">    define nreverse( x ) =&gt;</text:p>
      <text:p text:style-name="P4">        if x.isPair then</text:p>
      <text:p text:style-name="P4">            x.tail.nreverse @append [x.head ]</text:p>
      <text:p text:style-name="P4">        else</text:p>
      <text:p text:style-name="P4">            []</text:p>
      <text:p text:style-name="P4">        endif</text:p>
      <text:p text:style-name="P4">    enddefine;</text:p>
      <text:p text:style-name="P4">    </text:p>
      <text:p text:style-name="P4">    [ 1, 2, 3, 4, 5 ].nreverse;</text:p>
      <text:p text:style-name="P5"><text:soft-page-break/></text:p>
      <text:p text:style-name="P3"/>
      <text:p text:style-name="P3">When translated to Ginger XML it looks like this - and yes I know commas are handled badly! :)</text:p>
      <text:p text:style-name="P3"/>
      <text:p text:style-name="P6">    &lt;dec&gt;</text:p>
      <text:p text:style-name="P6">        &lt;var name="append" protected="true" /&gt;</text:p>
      <text:p text:style-name="P6">        &lt;fn name="append"&gt;</text:p>
      <text:p text:style-name="P6">            &lt;seq&gt;</text:p>
      <text:p text:style-name="P6">                &lt;var name="x" /&gt;&lt;var name="y" /&gt;</text:p>
      <text:p text:style-name="P6">            &lt;/seq&gt;</text:p>
      <text:p text:style-name="P6">            &lt;if&gt;</text:p>
      <text:p text:style-name="P6">                &lt;sysapp name="isPair"&gt;</text:p>
      <text:p text:style-name="P6">                    &lt;seq&gt;</text:p>
      <text:p text:style-name="P6">                        &lt;id name="x" /&gt;</text:p>
      <text:p text:style-name="P6">                    &lt;/seq&gt;</text:p>
      <text:p text:style-name="P6">                &lt;/sysapp&gt;</text:p>
      <text:p text:style-name="P6">                &lt;sysapp name="newPair"&gt;</text:p>
      <text:p text:style-name="P6">                    &lt;seq&gt;</text:p>
      <text:p text:style-name="P6">                        &lt;sysapp name="head"&gt;</text:p>
      <text:p text:style-name="P6">                            &lt;seq&gt;</text:p>
      <text:p text:style-name="P6">                                &lt;id name="x" /&gt;</text:p>
      <text:p text:style-name="P6">                            &lt;/seq&gt;</text:p>
      <text:p text:style-name="P6">                        &lt;/sysapp&gt;</text:p>
      <text:p text:style-name="P6">                        &lt;app&gt;</text:p>
      <text:p text:style-name="P6">                            &lt;id name="append" /&gt;</text:p>
      <text:p text:style-name="P6">                            &lt;seq&gt;</text:p>
      <text:p text:style-name="P6">                                &lt;sysapp name="tail"&gt;</text:p>
      <text:p text:style-name="P6">                                    &lt;seq&gt;</text:p>
      <text:p text:style-name="P6">                                        &lt;id name="x" /&gt;</text:p>
      <text:p text:style-name="P6">                                    &lt;/seq&gt;</text:p>
      <text:p text:style-name="P6">                                &lt;/sysapp&gt;</text:p>
      <text:p text:style-name="P6">                                &lt;id name="y" /&gt;</text:p>
      <text:p text:style-name="P6">                            &lt;/seq&gt;</text:p>
      <text:p text:style-name="P6">                        &lt;/app&gt;</text:p>
      <text:p text:style-name="P6">                    &lt;/seq&gt;</text:p>
      <text:p text:style-name="P6">                &lt;/sysapp&gt;</text:p>
      <text:p text:style-name="P6">                &lt;id name="y" /&gt;</text:p>
      <text:p text:style-name="P6">            &lt;/if&gt;</text:p>
      <text:p text:style-name="P6">        &lt;/fn&gt;</text:p>
      <text:p text:style-name="P6">    &lt;/dec&gt;</text:p>
      <text:p text:style-name="P6">    </text:p>
      <text:p text:style-name="P6">    </text:p>
      <text:p text:style-name="P6">    &lt;dec&gt;</text:p>
      <text:p text:style-name="P6">        &lt;var name="nreverse" protected="true" /&gt;</text:p>
      <text:p text:style-name="P6">        &lt;fn name="nreverse"&gt;</text:p>
      <text:p text:style-name="P6">            &lt;seq&gt;</text:p>
      <text:p text:style-name="P6">                &lt;var name="x" /&gt;</text:p>
      <text:p text:style-name="P6">            &lt;/seq&gt;</text:p>
      <text:p text:style-name="P6">            &lt;if&gt;</text:p>
      <text:p text:style-name="P6">                &lt;sysapp name="isPair"&gt;</text:p>
      <text:p text:style-name="P6">                    &lt;seq&gt;</text:p>
      <text:p text:style-name="P6">                        &lt;id name="x" /&gt;</text:p>
      <text:p text:style-name="P6">                    &lt;/seq&gt;</text:p>
      <text:p text:style-name="P6">                &lt;/sysapp&gt;</text:p>
      <text:p text:style-name="P6">                &lt;app&gt;</text:p>
      <text:p text:style-name="P6">                    &lt;id name="append" /&gt;</text:p>
      <text:p text:style-name="P6">                    &lt;seq&gt;</text:p>
      <text:p text:style-name="P6">                        &lt;app&gt;</text:p>
      <text:p text:style-name="P6"><text:soft-page-break/>                            &lt;id name="nreverse" /&gt;</text:p>
      <text:p text:style-name="P6">                            &lt;seq&gt;</text:p>
      <text:p text:style-name="P6">                                &lt;sysapp name="tail"&gt;</text:p>
      <text:p text:style-name="P6">                                    &lt;seq&gt;</text:p>
      <text:p text:style-name="P6">                                        &lt;id name="x" /&gt;</text:p>
      <text:p text:style-name="P6">                                    &lt;/seq&gt;</text:p>
      <text:p text:style-name="P6">                                &lt;/sysapp&gt;</text:p>
      <text:p text:style-name="P6">                            &lt;/seq&gt;</text:p>
      <text:p text:style-name="P6">                        &lt;/app&gt;</text:p>
      <text:p text:style-name="P6">                        &lt;sysapp name="newList"&gt;</text:p>
      <text:p text:style-name="P6">                            &lt;sysapp name="head"&gt;</text:p>
      <text:p text:style-name="P6">                                &lt;seq&gt;</text:p>
      <text:p text:style-name="P6">                                    &lt;id name="x" /&gt;</text:p>
      <text:p text:style-name="P6">                                &lt;/seq&gt;</text:p>
      <text:p text:style-name="P6">                            &lt;/sysapp&gt;</text:p>
      <text:p text:style-name="P6">                        &lt;/sysapp&gt;</text:p>
      <text:p text:style-name="P6">                    &lt;/seq&gt;</text:p>
      <text:p text:style-name="P6">                &lt;/app&gt;</text:p>
      <text:p text:style-name="P6">                &lt;sysapp name="newList"&gt;</text:p>
      <text:p text:style-name="P6">                    &lt;seq /&gt;</text:p>
      <text:p text:style-name="P6">                &lt;/sysapp&gt;</text:p>
      <text:p text:style-name="P6">            &lt;/if&gt;</text:p>
      <text:p text:style-name="P6">        &lt;/fn&gt;</text:p>
      <text:p text:style-name="P6">    &lt;/dec&gt;</text:p>
      <text:p text:style-name="P6">    </text:p>
      <text:p text:style-name="P6">    &lt;app&gt;</text:p>
      <text:p text:style-name="P6">        &lt;id name="nreverse" /&gt;</text:p>
      <text:p text:style-name="P6">        &lt;seq&gt;</text:p>
      <text:p text:style-name="P6">            &lt;sysapp name="newList"&gt;</text:p>
      <text:p text:style-name="P6">                &lt;seq&gt;</text:p>
      <text:p text:style-name="P6">                    &lt;seq&gt;</text:p>
      <text:p text:style-name="P6">                        &lt;seq&gt;</text:p>
      <text:p text:style-name="P6">                            &lt;seq&gt;</text:p>
      <text:p text:style-name="P6">                                &lt;int value="1" /&gt;</text:p>
      <text:p text:style-name="P6">                                &lt;int value="2" /&gt;</text:p>
      <text:p text:style-name="P6">                            &lt;/seq&gt;</text:p>
      <text:p text:style-name="P6">                            &lt;int value="3" /&gt;</text:p>
      <text:p text:style-name="P6">                        &lt;/seq&gt;</text:p>
      <text:p text:style-name="P6">                        &lt;int value="4" /&gt;</text:p>
      <text:p text:style-name="P6">                    &lt;/seq&gt;</text:p>
      <text:p text:style-name="P6">                    &lt;int value="5" /&gt;</text:p>
      <text:p text:style-name="P6">                &lt;/seq&gt;</text:p>
      <text:p text:style-name="P6">            &lt;/sysapp&gt;</text:p>
      <text:p text:style-name="P6">        &lt;/seq&gt;</text:p>
      <text:p text:style-name="P6">    &lt;/app&gt;</text:p>
      <text:p text:style-name="P2"/>
      <text:p text:style-name="P3">As you expect, the result is as follows (using engine#1):</text:p>
      <text:p text:style-name="P3"/>
      <text:p text:style-name="P6">    There is 1 result<text:tab/>(4.3e-05s)</text:p>
      <text:p text:style-name="P6">    1.<text:tab/>[5,4,3,2,1]</text:p>
      <text:p text:style-name="P3"/>
      <text:p text:style-name="P3">The code generated isn't terribly good I have to admit.  Here's the code dump for append - the strange values after syscalls are addressed of the raw C++ code. 25 instructions is poor. As the comments indicate, the code quality will improve dramatically when the arity analysis is enabled. Branch-chaining will probably come first and will deliver a minor improvement (but will include TCO).</text:p>
      <text:p text:style-name="P3"/>
      <text:p text:style-name="P6"><text:soft-page-break/>define: 0 args, 6 locals, 0 results, 49 #words used</text:p>
      <text:p text:style-name="P6">[1]<text:tab/>enter</text:p>
      <text:p text:style-name="P6">[2]<text:tab/>start 2 &lt;- arity analysis not implemented yet</text:p>
      <text:p text:style-name="P6">[4]<text:tab/>start 3 &lt;- ditto</text:p>
      <text:p text:style-name="P6">[6]<text:tab/>push_local0</text:p>
      <text:p text:style-name="P6">[7]<text:tab/>set 3 &lt;- ditto</text:p>
      <text:p text:style-name="P6">[9]<text:tab/>syscall 4295108918</text:p>
      <text:p text:style-name="P6">[11]<text:tab/>check1 2 &lt;- ditto</text:p>
      <text:p text:style-name="P6">[13]<text:tab/>ifnot 29</text:p>
      <text:p text:style-name="P6">[15]<text:tab/>start 2 &lt;- ditto</text:p>
      <text:p text:style-name="P6">[17]<text:tab/>start 3 &lt;- ditto</text:p>
      <text:p text:style-name="P6">[19]<text:tab/>push_local0</text:p>
      <text:p text:style-name="P6">[20]<text:tab/>set 3 &lt;- ditto</text:p>
      <text:p text:style-name="P6">[22]<text:tab/>syscall 4295108249</text:p>
      <text:p text:style-name="P6">[24]<text:tab/>start 4 &lt;- ditto</text:p>
      <text:p text:style-name="P6">[26]<text:tab/>start 5 &lt;- ditto</text:p>
      <text:p text:style-name="P6">[28]<text:tab/>push_local0</text:p>
      <text:p text:style-name="P6">[29]<text:tab/>set 5 &lt;- ditto</text:p>
      <text:p text:style-name="P6">[31]<text:tab/>syscall 4295107580</text:p>
      <text:p text:style-name="P6">[33]<text:tab/>push_local1</text:p>
      <text:p text:style-name="P6">[34]<text:tab/>end_call_global 4 append</text:p>
      <text:p text:style-name="P6">[37]<text:tab/>set 2 &lt;- ditto</text:p>
      <text:p text:style-name="P6">[39]<text:tab/>syscall 4295110249</text:p>
      <text:p text:style-name="P6">[41]<text:tab/>goto 2 &lt;- branch-chaining not implemented yet</text:p>
      <text:p text:style-name="P6">[43]<text:tab/>push_local1</text:p>
      <text:p text:style-name="P6">[44]<text:tab/>return</text:p>
      <text:p text:style-name="P6">enddefine</text:p>
      <text:p text:style-name="P3"/>
      <text:p text:style-name="P3"/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Verdana1" svg:font-family="Verdana" style:font-family-generic="swiss"/>
    <style:font-face style:name="Courier" svg:font-family="Courier" style:font-family-generic="modern" style:font-pitch="fixed"/>
    <style:font-face style:name="CourierNewPSMT" svg:font-family="CourierNewPSMT" style:font-family-generic="modern" style:font-pitch="fixed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Leach</meta:initial-creator>
    <meta:creation-date>2010-07-05T08:29:11</meta:creation-date>
    <dc:date>2010-07-05T08:30:51</dc:date>
    <dc:creator>Stephen Leach</dc:creator>
    <meta:editing-duration>PT00H01M40S</meta:editing-duration>
    <meta:editing-cycles>2</meta:editing-cycles>
    <meta:generator>OpenOffice.org/3.2$Unix OpenOffice.org_project/320m12$Build-9483</meta:generator>
    <meta:document-statistic meta:table-count="0" meta:image-count="0" meta:object-count="0" meta:page-count="4" meta:paragraph-count="167" meta:word-count="580" meta:character-count="5579"/>
  </office:meta>
</office:document-meta>
</file>